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a5b8" officeooo:paragraph-rsid="0012a5b8"/>
    </style:style>
    <style:style style:name="P2" style:family="paragraph" style:parent-style-name="Standard">
      <style:paragraph-properties fo:text-align="start" style:justify-single-word="false"/>
      <style:text-properties officeooo:rsid="0012a5b8" officeooo:paragraph-rsid="0012a5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eld Book</text:p>
      <text:p text:style-name="P1"/>
      <text:p text:style-name="P2">My field book is an online OneNote project. It can be viewed at the link below. It is a continuation from the Practicum I field book.</text:p>
      <text:p text:style-name="P2"/>
      <text:p text:style-name="P2">https://regis365-my.sharepoint.com/:o:/g/personal/lolson002_regis_edu/EkoPsGxzWpFLmsKRhQOCKS4BqjXpETFVUSEu_LprX5BnCQ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4T20:37:01.638832736</meta:creation-date>
    <dc:date>2021-03-14T20:38:56.781625495</dc:date>
    <meta:editing-duration>PT1M5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29" meta:character-count="259" meta:non-whitespace-character-count="233"/>
  </office:meta>
</office:document-meta>
</file>